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265cm" fo:margin-right="0cm" fo:margin-top="0cm" fo:margin-bottom="0cm" loext:contextual-spacing="false" style:line-height-at-least="0.397cm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.265cm" fo:margin-right="0cm" fo:margin-top="0cm" fo:margin-bottom="0cm" loext:contextual-spacing="false" style:line-height-at-least="0.397cm" fo:text-indent="0cm" style:auto-text-indent="false" fo:padding="0cm" fo:border="none"/>
      <style:text-properties officeooo:paragraph-rsid="000fdc1d"/>
    </style:style>
    <style:style style:name="P3" style:family="paragraph" style:parent-style-name="Preformatted_20_Text">
      <style:paragraph-properties fo:margin-left="0.265cm" fo:margin-right="0cm" fo:margin-top="0cm" fo:margin-bottom="0cm" loext:contextual-spacing="false" style:line-height-at-least="0.423cm" fo:text-indent="0cm" style:auto-text-indent="false" fo:padding="0cm" fo:border="none"/>
      <style:text-properties style:font-name="monospace" fo:font-size="10.5pt" officeooo:paragraph-rsid="000fdc1d"/>
    </style:style>
    <style:style style:name="P4" style:family="paragraph" style:parent-style-name="Preformatted_20_Text">
      <style:paragraph-properties fo:margin-left="0.265cm" fo:margin-right="0cm" fo:margin-top="0cm" fo:margin-bottom="0cm" loext:contextual-spacing="false" style:line-height-at-least="0.423cm" fo:text-indent="0cm" style:auto-text-indent="false" fo:padding="0cm" fo:border="none"/>
      <style:text-properties fo:font-variant="normal" fo:text-transform="none" fo:color="#008844" style:font-name="Georgia" fo:font-size="12pt" fo:letter-spacing="normal" fo:font-style="normal" fo:font-weight="bold" officeooo:paragraph-rsid="000fdc1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fdc1d"/>
    </style:style>
    <style:style style:name="P7" style:family="paragraph" style:parent-style-name="Heading_20_3">
      <style:text-properties fo:font-variant="normal" fo:text-transform="none" fo:color="#008844" style:font-name="Georgia" fo:font-size="12pt" fo:letter-spacing="normal" fo:font-style="normal" fo:font-weight="bold"/>
    </style:style>
    <style:style style:name="T1" style:family="text">
      <style:text-properties fo:font-variant="normal" fo:text-transform="none" fo:color="#008844" style:font-name="Georgia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008844" style:font-name="Georgia" fo:font-size="12pt" fo:letter-spacing="normal" fo:font-style="normal" fo:font-weight="bold" officeooo:rsid="000fdc1d" loext:padding="0cm" loext:border="none"/>
    </style:style>
    <style:style style:name="T3" style:family="text">
      <style:text-properties fo:font-variant="normal" fo:text-transform="none" fo:color="#000000" style:font-name="Georgi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Georgia" fo:font-size="11.25pt" fo:letter-spacing="normal" fo:font-style="normal" fo:font-weight="normal" officeooo:rsid="0010727d"/>
    </style:style>
    <style:style style:name="T5" style:family="text">
      <style:text-properties fo:font-variant="normal" fo:text-transform="none" fo:color="#000000" style:font-name="Georgia" fo:font-size="11.25pt" fo:letter-spacing="normal" fo:font-style="normal" fo:font-weight="bold"/>
    </style:style>
    <style:style style:name="T6" style:family="text">
      <style:text-properties fo:font-variant="normal" fo:text-transform="none" fo:color="#000000" style:font-name="Georgia" fo:font-size="11.25pt" fo:letter-spacing="normal" fo:font-style="italic" fo:font-weight="normal"/>
    </style:style>
    <style:style style:name="T7" style:family="text">
      <style:text-properties fo:font-variant="normal" fo:text-transform="none" fo:color="#000000" style:font-name="monospace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fo:letter-spacing="normal" loext:padding="0cm" loext:border="none"/>
    </style:style>
    <style:style style:name="T9" style:family="text">
      <style:text-properties fo:font-variant="normal" fo:text-transform="none" style:font-name="monospace" fo:font-size="9pt" fo:font-style="normal" fo:font-weight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D</text:span><text:span text:style-name="T1">efault Parameter Values in Python</text:span></text:h>
      <text:p text:style-name="P6">Python’s handling of default parameter values is one of a few things that tends to trip up most new Python programmers (but usually only once).</text:p>
      <text:p text:style-name="P6">What causes the confusion is the behaviour you get when you use a “mutable” object as a default value; that is, a value that can be modified in place, like a list or a dictionary.</text:p>
      <text:p text:style-name="P6">An example:</text:p>
      <text:p text:style-name="P2"><text:span text:style-name="Source_20_Text"><text:span text:style-name="T9">&gt;&gt;&gt; def function(data=[]):</text:span></text:span></text:p>
      <text:p text:style-name="P2"><text:span text:style-name="Source_20_Text"><text:span text:style-name="T9">... <text:s text:c="4"/>data.append(1)</text:span></text:span></text:p>
      <text:p text:style-name="P2"><text:span text:style-name="Source_20_Text"><text:span text:style-name="T9">... <text:s text:c="4"/>return data</text:span></text:span></text:p>
      <text:p text:style-name="P2"><text:span text:style-name="Source_20_Text"><text:span text:style-name="T9">...</text:span></text:span></text:p>
      <text:p text:style-name="P2"><text:span text:style-name="Source_20_Text"><text:span text:style-name="T9">&gt;&gt;&gt; function()</text:span></text:span></text:p>
      <text:p text:style-name="P2"><text:span text:style-name="Source_20_Text"><text:span text:style-name="T9">[1]</text:span></text:span></text:p>
      <text:p text:style-name="P2"><text:span text:style-name="Source_20_Text"><text:span text:style-name="T9">&gt;&gt;&gt; function()</text:span></text:span></text:p>
      <text:p text:style-name="P2"><text:span text:style-name="Source_20_Text"><text:span text:style-name="T9">[1, 1]</text:span></text:span></text:p>
      <text:p text:style-name="P2"><text:span text:style-name="Source_20_Text"><text:span text:style-name="T9">&gt;&gt;&gt; function()</text:span></text:span></text:p>
      <text:p text:style-name="P2"><text:span text:style-name="Source_20_Text"><text:span text:style-name="T9">[1, 1, 1]</text:span></text:span></text:p>
      <text:p text:style-name="P6">As you can see, the list keeps getting longer and longer. If you look at the list identity, you’ll see that the function keeps returning the same object:</text:p>
      <text:p text:style-name="P3">&gt;&gt;&gt; id(function())</text:p>
      <text:p text:style-name="P3">12516768</text:p>
      <text:p text:style-name="P3">&gt;&gt;&gt; id(function())</text:p>
      <text:p text:style-name="P3">12516768</text:p>
      <text:p text:style-name="P3">&gt;&gt;&gt; id(function())</text:p>
      <text:p text:style-name="P3">12516768</text:p>
      <text:p text:style-name="P3"/>
      <text:p text:style-name="Text_20_body">The reason is simple: the function keeps using the same object, in each call. The modifications we make are “sticky”.</text:p>
      <text:p text:style-name="P4"/>
      <text:h text:style-name="P7" text:outline-level="3"><text:bookmark text:name="why-does-this-happen"/>Why does this happen?</text:h>
      <text:p text:style-name="P5"><text:span text:style-name="T3">Default parameter values are </text:span><text:span text:style-name="T4">a</text:span><text:span text:style-name="Emphasis"><text:span text:style-name="T6">lways </text:span></text:span><text:span text:style-name="T3">evaluated when, and only when, the “def” statement they belong to is executed; see:</text:span></text:p>
      <text:p text:style-name="Standard"/>
      <text:h text:style-name="P7" text:outline-level="3"><text:bookmark text:name="what-to-do-instead"/>What to do instead?</text:h>
      <text:p text:style-name="P5"><text:span text:style-name="T3">The workaround is, as others have mentioned, to use a placeholder value instead of modifying the default value. </text:span><text:span text:style-name="Strong_20_Emphasis"><text:span text:style-name="T5">None </text:span></text:span><text:span text:style-name="T3">is a common value:</text:span></text:p>
      <text:p text:style-name="P1"><text:span text:style-name="Source_20_Text"><text:span text:style-name="T7">def myfunc(value=None):</text:span></text:span></text:p>
      <text:p text:style-name="P1"><text:span text:style-name="Source_20_Text"><text:span text:style-name="T8"><text:s text:c="4"/></text:span></text:span><text:span text:style-name="Source_20_Text"><text:span text:style-name="T7">if value is None:</text:span></text:span></text:p>
      <text:p text:style-name="P1"><text:span text:style-name="Source_20_Text"><text:span text:style-name="T8"><text:s text:c="8"/></text:span></text:span><text:span text:style-name="Source_20_Text"><text:span text:style-name="T7">value = []</text:span></text:span></text:p>
      <text:p text:style-name="P1"><text:span text:style-name="Source_20_Text"><text:span text:style-name="T8"><text:s text:c="4"/></text:span></text:span><text:span text:style-name="Source_20_Text"><text:span text:style-name="T7"># modify value here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5:22:22.927649851</meta:creation-date>
    <dc:date>2020-04-27T15:59:29.483834797</dc:date>
    <meta:editing-duration>PT5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08" meta:character-count="1224" meta:non-whitespace-character-count="1022"/>
  </office:meta>
</office:document-meta>
</file>